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5-28 0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3-1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2536" calcext:value-type="float">
            <text:p>154.4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7296" calcext:value-type="float">
            <text:p>154.3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7296" calcext:value-type="float">
            <text:p>154.3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4248" calcext:value-type="float">
            <text:p>154.3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0344" calcext:value-type="float">
            <text:p>154.3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3392" calcext:value-type="float">
            <text:p>154.3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4248" calcext:value-type="float">
            <text:p>154.3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8152" calcext:value-type="float">
            <text:p>154.3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4248" calcext:value-type="float">
            <text:p>154.3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0344" calcext:value-type="float">
            <text:p>154.3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4248" calcext:value-type="float">
            <text:p>154.3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5104" calcext:value-type="float">
            <text:p>154.3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2056" calcext:value-type="float">
            <text:p>154.3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8152" calcext:value-type="float">
            <text:p>154.3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5104" calcext:value-type="float">
            <text:p>154.3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5104" calcext:value-type="float">
            <text:p>154.3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5104" calcext:value-type="float">
            <text:p>154.3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8152" calcext:value-type="float">
            <text:p>154.3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12" calcext:value-type="float">
            <text:p>154.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5104" calcext:value-type="float">
            <text:p>154.3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69008" calcext:value-type="float">
            <text:p>154.3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6596" calcext:value-type="float">
            <text:p>154.3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9864" calcext:value-type="float">
            <text:p>154.3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9864" calcext:value-type="float">
            <text:p>154.3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9864" calcext:value-type="float">
            <text:p>154.3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2056" calcext:value-type="float">
            <text:p>154.3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5104" calcext:value-type="float">
            <text:p>154.3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6816" calcext:value-type="float">
            <text:p>154.3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6816" calcext:value-type="float">
            <text:p>154.3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2056" calcext:value-type="float">
            <text:p>154.3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2056" calcext:value-type="float">
            <text:p>154.3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6596" calcext:value-type="float">
            <text:p>154.3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6596" calcext:value-type="float">
            <text:p>154.3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62912" calcext:value-type="float">
            <text:p>154.3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6816" calcext:value-type="float">
            <text:p>154.3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6816" calcext:value-type="float">
            <text:p>154.3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6816" calcext:value-type="float">
            <text:p>154.3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9864" calcext:value-type="float">
            <text:p>154.3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9864" calcext:value-type="float">
            <text:p>154.3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6816" calcext:value-type="float">
            <text:p>154.3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072" calcext:value-type="float">
            <text:p>154.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072" calcext:value-type="float">
            <text:p>154.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62912" calcext:value-type="float">
            <text:p>154.3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6596" calcext:value-type="float">
            <text:p>154.3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6596" calcext:value-type="float">
            <text:p>154.3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5104" calcext:value-type="float">
            <text:p>154.3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8152" calcext:value-type="float">
            <text:p>154.3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4248" calcext:value-type="float">
            <text:p>154.3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12" calcext:value-type="float">
            <text:p>154.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2056" calcext:value-type="float">
            <text:p>154.3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75104" calcext:value-type="float">
            <text:p>154.3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7296" calcext:value-type="float">
            <text:p>154.3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644" calcext:value-type="float">
            <text:p>154.3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0344" calcext:value-type="float">
            <text:p>154.3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12" calcext:value-type="float">
            <text:p>154.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12" calcext:value-type="float">
            <text:p>154.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3392" calcext:value-type="float">
            <text:p>154.3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644" calcext:value-type="float">
            <text:p>154.3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3392" calcext:value-type="float">
            <text:p>154.3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644" calcext:value-type="float">
            <text:p>154.3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9488" calcext:value-type="float">
            <text:p>154.3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644" calcext:value-type="float">
            <text:p>154.3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2536" calcext:value-type="float">
            <text:p>154.4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5584" calcext:value-type="float">
            <text:p>154.4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3392" calcext:value-type="float">
            <text:p>154.3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3392" calcext:value-type="float">
            <text:p>154.3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644" calcext:value-type="float">
            <text:p>154.3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9488" calcext:value-type="float">
            <text:p>154.3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2536" calcext:value-type="float">
            <text:p>154.4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9488" calcext:value-type="float">
            <text:p>154.3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9488" calcext:value-type="float">
            <text:p>154.3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5584" calcext:value-type="float">
            <text:p>154.4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5584" calcext:value-type="float">
            <text:p>154.4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2536" calcext:value-type="float">
            <text:p>154.4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2536" calcext:value-type="float">
            <text:p>154.4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2536" calcext:value-type="float">
            <text:p>154.4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2536" calcext:value-type="float">
            <text:p>154.4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644" calcext:value-type="float">
            <text:p>154.3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2536" calcext:value-type="float">
            <text:p>154.4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2536" calcext:value-type="float">
            <text:p>154.4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1168" calcext:value-type="float">
            <text:p>154.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2536" calcext:value-type="float">
            <text:p>154.4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2536" calcext:value-type="float">
            <text:p>154.4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2536" calcext:value-type="float">
            <text:p>154.4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8632" calcext:value-type="float">
            <text:p>154.4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02536" calcext:value-type="float">
            <text:p>154.4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9488" calcext:value-type="float">
            <text:p>154.3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9488" calcext:value-type="float">
            <text:p>154.3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1168" calcext:value-type="float">
            <text:p>154.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17776" calcext:value-type="float">
            <text:p>154.4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0824" calcext:value-type="float">
            <text:p>154.4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692" calcext:value-type="float">
            <text:p>154.4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692" calcext:value-type="float">
            <text:p>154.4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692" calcext:value-type="float">
            <text:p>154.4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0824" calcext:value-type="float">
            <text:p>154.4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692" calcext:value-type="float">
            <text:p>154.4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9968" calcext:value-type="float">
            <text:p>154.4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692" calcext:value-type="float">
            <text:p>154.4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692" calcext:value-type="float">
            <text:p>154.4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9968" calcext:value-type="float">
            <text:p>154.4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33016" calcext:value-type="float">
            <text:p>154.4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9968" calcext:value-type="float">
            <text:p>154.4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33016" calcext:value-type="float">
            <text:p>154.4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33016" calcext:value-type="float">
            <text:p>154.4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33016" calcext:value-type="float">
            <text:p>154.4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39112" calcext:value-type="float">
            <text:p>154.4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39112" calcext:value-type="float">
            <text:p>154.4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36064" calcext:value-type="float">
            <text:p>154.4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33016" calcext:value-type="float">
            <text:p>154.4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39112" calcext:value-type="float">
            <text:p>154.4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1304" calcext:value-type="float">
            <text:p>154.4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1304" calcext:value-type="float">
            <text:p>154.4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8256" calcext:value-type="float">
            <text:p>154.4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5208" calcext:value-type="float">
            <text:p>154.4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1304" calcext:value-type="float">
            <text:p>154.4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74" calcext:value-type="float">
            <text:p>154.4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0448" calcext:value-type="float">
            <text:p>154.4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1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0448" calcext:value-type="float">
            <text:p>154.4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74" calcext:value-type="float">
            <text:p>154.4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0448" calcext:value-type="float">
            <text:p>154.4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3496" calcext:value-type="float">
            <text:p>154.4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3496" calcext:value-type="float">
            <text:p>154.4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3496" calcext:value-type="float">
            <text:p>154.4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6544" calcext:value-type="float">
            <text:p>154.4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3496" calcext:value-type="float">
            <text:p>154.4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0448" calcext:value-type="float">
            <text:p>154.4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4352" calcext:value-type="float">
            <text:p>154.4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4352" calcext:value-type="float">
            <text:p>154.4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8256" calcext:value-type="float">
            <text:p>154.4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8256" calcext:value-type="float">
            <text:p>154.4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216" calcext:value-type="float">
            <text:p>154.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1304" calcext:value-type="float">
            <text:p>154.4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4352" calcext:value-type="float">
            <text:p>154.4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8256" calcext:value-type="float">
            <text:p>154.4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1304" calcext:value-type="float">
            <text:p>154.4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4352" calcext:value-type="float">
            <text:p>154.4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1304" calcext:value-type="float">
            <text:p>154.4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8256" calcext:value-type="float">
            <text:p>154.4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8256" calcext:value-type="float">
            <text:p>154.4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8256" calcext:value-type="float">
            <text:p>154.4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8256" calcext:value-type="float">
            <text:p>154.4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216" calcext:value-type="float">
            <text:p>154.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36064" calcext:value-type="float">
            <text:p>154.4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39112" calcext:value-type="float">
            <text:p>154.4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1304" calcext:value-type="float">
            <text:p>154.4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1304" calcext:value-type="float">
            <text:p>154.4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1304" calcext:value-type="float">
            <text:p>154.4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4352" calcext:value-type="float">
            <text:p>154.4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0448" calcext:value-type="float">
            <text:p>154.4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74" calcext:value-type="float">
            <text:p>154.4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3496" calcext:value-type="float">
            <text:p>154.4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3496" calcext:value-type="float">
            <text:p>154.4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6544" calcext:value-type="float">
            <text:p>154.4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9592" calcext:value-type="float">
            <text:p>154.4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3496" calcext:value-type="float">
            <text:p>154.4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3496" calcext:value-type="float">
            <text:p>154.4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3496" calcext:value-type="float">
            <text:p>154.4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74" calcext:value-type="float">
            <text:p>154.4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1304" calcext:value-type="float">
            <text:p>154.4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1304" calcext:value-type="float">
            <text:p>154.4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8256" calcext:value-type="float">
            <text:p>154.4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5208" calcext:value-type="float">
            <text:p>154.4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5208" calcext:value-type="float">
            <text:p>154.4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216" calcext:value-type="float">
            <text:p>154.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8256" calcext:value-type="float">
            <text:p>154.4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1304" calcext:value-type="float">
            <text:p>154.4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4352" calcext:value-type="float">
            <text:p>154.4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1304" calcext:value-type="float">
            <text:p>154.4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1304" calcext:value-type="float">
            <text:p>154.4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4352" calcext:value-type="float">
            <text:p>154.4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8256" calcext:value-type="float">
            <text:p>154.4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1304" calcext:value-type="float">
            <text:p>154.4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0448" calcext:value-type="float">
            <text:p>154.4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6544" calcext:value-type="float">
            <text:p>154.4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6544" calcext:value-type="float">
            <text:p>154.4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6544" calcext:value-type="float">
            <text:p>154.4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264" calcext:value-type="float">
            <text:p>154.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9592" calcext:value-type="float">
            <text:p>154.4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9592" calcext:value-type="float">
            <text:p>154.4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9592" calcext:value-type="float">
            <text:p>154.4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264" calcext:value-type="float">
            <text:p>154.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264" calcext:value-type="float">
            <text:p>154.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6544" calcext:value-type="float">
            <text:p>154.4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6544" calcext:value-type="float">
            <text:p>154.4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6544" calcext:value-type="float">
            <text:p>154.4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9592" calcext:value-type="float">
            <text:p>154.4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264" calcext:value-type="float">
            <text:p>154.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4832" calcext:value-type="float">
            <text:p>154.4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4832" calcext:value-type="float">
            <text:p>154.4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1408" calcext:value-type="float">
            <text:p>154.5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16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7984" calcext:value-type="float">
            <text:p>154.5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1408" calcext:value-type="float">
            <text:p>154.5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4456" calcext:value-type="float">
            <text:p>154.5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4456" calcext:value-type="float">
            <text:p>154.5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1032" calcext:value-type="float">
            <text:p>154.5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16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312" calcext:value-type="float">
            <text:p>154.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312" calcext:value-type="float">
            <text:p>154.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312" calcext:value-type="float">
            <text:p>154.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312" calcext:value-type="float">
            <text:p>154.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312" calcext:value-type="float">
            <text:p>154.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312" calcext:value-type="float">
            <text:p>154.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312" calcext:value-type="float">
            <text:p>154.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4832" calcext:value-type="float">
            <text:p>154.4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4832" calcext:value-type="float">
            <text:p>154.4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312" calcext:value-type="float">
            <text:p>154.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312" calcext:value-type="float">
            <text:p>154.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312" calcext:value-type="float">
            <text:p>154.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2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1784" calcext:value-type="float">
            <text:p>154.4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4832" calcext:value-type="float">
            <text:p>154.4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4832" calcext:value-type="float">
            <text:p>154.4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4832" calcext:value-type="float">
            <text:p>154.4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4832" calcext:value-type="float">
            <text:p>154.4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4832" calcext:value-type="float">
            <text:p>154.4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8736" calcext:value-type="float">
            <text:p>154.4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264" calcext:value-type="float">
            <text:p>154.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9592" calcext:value-type="float">
            <text:p>154.4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9592" calcext:value-type="float">
            <text:p>154.4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8736" calcext:value-type="float">
            <text:p>154.4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8736" calcext:value-type="float">
            <text:p>154.4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8736" calcext:value-type="float">
            <text:p>154.4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4832" calcext:value-type="float">
            <text:p>154.4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8736" calcext:value-type="float">
            <text:p>154.4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8736" calcext:value-type="float">
            <text:p>154.4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4832" calcext:value-type="float">
            <text:p>154.4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8736" calcext:value-type="float">
            <text:p>154.4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5688" calcext:value-type="float">
            <text:p>154.4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1784" calcext:value-type="float">
            <text:p>154.4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8736" calcext:value-type="float">
            <text:p>154.4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8736" calcext:value-type="float">
            <text:p>154.4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4456" calcext:value-type="float">
            <text:p>154.5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1032" calcext:value-type="float">
            <text:p>154.5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0176" calcext:value-type="float">
            <text:p>154.5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932" calcext:value-type="float">
            <text:p>154.5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7128" calcext:value-type="float">
            <text:p>154.5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932" calcext:value-type="float">
            <text:p>154.5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3704" calcext:value-type="float">
            <text:p>154.6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6752" calcext:value-type="float">
            <text:p>154.6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7608" calcext:value-type="float">
            <text:p>154.5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3704" calcext:value-type="float">
            <text:p>154.6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3704" calcext:value-type="float">
            <text:p>154.6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6752" calcext:value-type="float">
            <text:p>154.6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98" calcext:value-type="float">
            <text:p>154.6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2848" calcext:value-type="float">
            <text:p>154.6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2848" calcext:value-type="float">
            <text:p>154.6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6752" calcext:value-type="float">
            <text:p>154.6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8944" calcext:value-type="float">
            <text:p>154.6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8944" calcext:value-type="float">
            <text:p>154.6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8944" calcext:value-type="float">
            <text:p>154.6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8088" calcext:value-type="float">
            <text:p>154.6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5896" calcext:value-type="float">
            <text:p>154.6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2848" calcext:value-type="float">
            <text:p>154.6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2848" calcext:value-type="float">
            <text:p>154.6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2848" calcext:value-type="float">
            <text:p>154.6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5896" calcext:value-type="float">
            <text:p>154.6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6752" calcext:value-type="float">
            <text:p>154.6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6752" calcext:value-type="float">
            <text:p>154.6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2848" calcext:value-type="float">
            <text:p>154.6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8088" calcext:value-type="float">
            <text:p>154.6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8088" calcext:value-type="float">
            <text:p>154.6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8088" calcext:value-type="float">
            <text:p>154.6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1136" calcext:value-type="float">
            <text:p>154.6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1136" calcext:value-type="float">
            <text:p>154.6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4028" calcext:value-type="float">
            <text:p>154.6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1136" calcext:value-type="float">
            <text:p>154.6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1136" calcext:value-type="float">
            <text:p>154.6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7232" calcext:value-type="float">
            <text:p>154.6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7232" calcext:value-type="float">
            <text:p>154.6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7232" calcext:value-type="float">
            <text:p>154.6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4184" calcext:value-type="float">
            <text:p>154.6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4184" calcext:value-type="float">
            <text:p>154.6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43328" calcext:value-type="float">
            <text:p>154.6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46376" calcext:value-type="float">
            <text:p>154.6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4028" calcext:value-type="float">
            <text:p>154.6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7232" calcext:value-type="float">
            <text:p>154.6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7232" calcext:value-type="float">
            <text:p>154.6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1136" calcext:value-type="float">
            <text:p>154.6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8944" calcext:value-type="float">
            <text:p>154.6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2848" calcext:value-type="float">
            <text:p>154.6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98" calcext:value-type="float">
            <text:p>154.6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2848" calcext:value-type="float">
            <text:p>154.6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8944" calcext:value-type="float">
            <text:p>154.6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8944" calcext:value-type="float">
            <text:p>154.6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8088" calcext:value-type="float">
            <text:p>154.6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5896" calcext:value-type="float">
            <text:p>154.6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8944" calcext:value-type="float">
            <text:p>154.6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8944" calcext:value-type="float">
            <text:p>154.6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20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3704" calcext:value-type="float">
            <text:p>154.6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6752" calcext:value-type="float">
            <text:p>154.6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98" calcext:value-type="float">
            <text:p>154.6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8944" calcext:value-type="float">
            <text:p>154.6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8088" calcext:value-type="float">
            <text:p>154.6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1136" calcext:value-type="float">
            <text:p>154.6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4184" calcext:value-type="float">
            <text:p>154.6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7232" calcext:value-type="float">
            <text:p>154.6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4184" calcext:value-type="float">
            <text:p>154.6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8088" calcext:value-type="float">
            <text:p>154.6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1136" calcext:value-type="float">
            <text:p>154.6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1136" calcext:value-type="float">
            <text:p>154.6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2848" calcext:value-type="float">
            <text:p>154.6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5896" calcext:value-type="float">
            <text:p>154.6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5896" calcext:value-type="float">
            <text:p>154.6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8088" calcext:value-type="float">
            <text:p>154.6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1136" calcext:value-type="float">
            <text:p>154.6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7232" calcext:value-type="float">
            <text:p>154.6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7232" calcext:value-type="float">
            <text:p>154.6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7232" calcext:value-type="float">
            <text:p>154.6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1136" calcext:value-type="float">
            <text:p>154.6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8088" calcext:value-type="float">
            <text:p>154.6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8088" calcext:value-type="float">
            <text:p>154.6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8944" calcext:value-type="float">
            <text:p>154.6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5896" calcext:value-type="float">
            <text:p>154.6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1992" calcext:value-type="float">
            <text:p>154.6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8944" calcext:value-type="float">
            <text:p>154.6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5896" calcext:value-type="float">
            <text:p>154.6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12848" calcext:value-type="float">
            <text:p>154.6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98" calcext:value-type="float">
            <text:p>154.6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98" calcext:value-type="float">
            <text:p>154.6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98" calcext:value-type="float">
            <text:p>154.6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0656" calcext:value-type="float">
            <text:p>154.6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7608" calcext:value-type="float">
            <text:p>154.5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3704" calcext:value-type="float">
            <text:p>154.6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3704" calcext:value-type="float">
            <text:p>154.6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7608" calcext:value-type="float">
            <text:p>154.5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3704" calcext:value-type="float">
            <text:p>154.6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6752" calcext:value-type="float">
            <text:p>154.6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0656" calcext:value-type="float">
            <text:p>154.6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456" calcext:value-type="float">
            <text:p>154.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7608" calcext:value-type="float">
            <text:p>154.5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456" calcext:value-type="float">
            <text:p>154.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456" calcext:value-type="float">
            <text:p>154.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456" calcext:value-type="float">
            <text:p>154.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5416" calcext:value-type="float">
            <text:p>154.5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5416" calcext:value-type="float">
            <text:p>154.5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5416" calcext:value-type="float">
            <text:p>154.5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5416" calcext:value-type="float">
            <text:p>154.5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5416" calcext:value-type="float">
            <text:p>154.5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5416" calcext:value-type="float">
            <text:p>154.5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5416" calcext:value-type="float">
            <text:p>154.5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932" calcext:value-type="float">
            <text:p>154.5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6272" calcext:value-type="float">
            <text:p>154.5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0176" calcext:value-type="float">
            <text:p>154.5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3224" calcext:value-type="float">
            <text:p>154.5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6272" calcext:value-type="float">
            <text:p>154.5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6272" calcext:value-type="float">
            <text:p>154.5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932" calcext:value-type="float">
            <text:p>154.5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3224" calcext:value-type="float">
            <text:p>154.5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0176" calcext:value-type="float">
            <text:p>154.5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3224" calcext:value-type="float">
            <text:p>154.5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932" calcext:value-type="float">
            <text:p>154.5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2368" calcext:value-type="float">
            <text:p>154.5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7128" calcext:value-type="float">
            <text:p>154.5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0176" calcext:value-type="float">
            <text:p>154.5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0176" calcext:value-type="float">
            <text:p>154.5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0176" calcext:value-type="float">
            <text:p>154.5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7128" calcext:value-type="float">
            <text:p>154.5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7128" calcext:value-type="float">
            <text:p>154.5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3224" calcext:value-type="float">
            <text:p>154.5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6272" calcext:value-type="float">
            <text:p>154.5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3224" calcext:value-type="float">
            <text:p>154.5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3224" calcext:value-type="float">
            <text:p>154.5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0176" calcext:value-type="float">
            <text:p>154.5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3224" calcext:value-type="float">
            <text:p>154.5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6272" calcext:value-type="float">
            <text:p>154.5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6272" calcext:value-type="float">
            <text:p>154.5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2368" calcext:value-type="float">
            <text:p>154.5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6272" calcext:value-type="float">
            <text:p>154.5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6272" calcext:value-type="float">
            <text:p>154.5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6272" calcext:value-type="float">
            <text:p>154.5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2368" calcext:value-type="float">
            <text:p>154.5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8464" calcext:value-type="float">
            <text:p>154.5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5416" calcext:value-type="float">
            <text:p>154.5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932" calcext:value-type="float">
            <text:p>154.5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5416" calcext:value-type="float">
            <text:p>154.5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2368" calcext:value-type="float">
            <text:p>154.5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6272" calcext:value-type="float">
            <text:p>154.5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5416" calcext:value-type="float">
            <text:p>154.5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5416" calcext:value-type="float">
            <text:p>154.5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2368" calcext:value-type="float">
            <text:p>154.5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6272" calcext:value-type="float">
            <text:p>154.5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932" calcext:value-type="float">
            <text:p>154.5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5416" calcext:value-type="float">
            <text:p>154.5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456" calcext:value-type="float">
            <text:p>154.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5416" calcext:value-type="float">
            <text:p>154.5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5416" calcext:value-type="float">
            <text:p>154.5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5416" calcext:value-type="float">
            <text:p>154.5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2368" calcext:value-type="float">
            <text:p>154.5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932" calcext:value-type="float">
            <text:p>154.5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2368" calcext:value-type="float">
            <text:p>154.5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2368" calcext:value-type="float">
            <text:p>154.5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932" calcext:value-type="float">
            <text:p>154.5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6272" calcext:value-type="float">
            <text:p>154.5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932" calcext:value-type="float">
            <text:p>154.5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932" calcext:value-type="float">
            <text:p>154.5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2368" calcext:value-type="float">
            <text:p>154.5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2368" calcext:value-type="float">
            <text:p>154.5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8464" calcext:value-type="float">
            <text:p>154.5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09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7608" calcext:value-type="float">
            <text:p>154.5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0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8464" calcext:value-type="float">
            <text:p>154.5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932" calcext:value-type="float">
            <text:p>154.5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3224" calcext:value-type="float">
            <text:p>154.5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6272" calcext:value-type="float">
            <text:p>154.5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7128" calcext:value-type="float">
            <text:p>154.5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1032" calcext:value-type="float">
            <text:p>154.5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932" calcext:value-type="float">
            <text:p>154.5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0176" calcext:value-type="float">
            <text:p>154.5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3224" calcext:value-type="float">
            <text:p>154.5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7128" calcext:value-type="float">
            <text:p>154.5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1032" calcext:value-type="float">
            <text:p>154.5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408" calcext:value-type="float">
            <text:p>154.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1032" calcext:value-type="float">
            <text:p>154.5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408" calcext:value-type="float">
            <text:p>154.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408" calcext:value-type="float">
            <text:p>154.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408" calcext:value-type="float">
            <text:p>154.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1408" calcext:value-type="float">
            <text:p>154.5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4456" calcext:value-type="float">
            <text:p>154.5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312" calcext:value-type="float">
            <text:p>154.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312" calcext:value-type="float">
            <text:p>154.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312" calcext:value-type="float">
            <text:p>154.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312" calcext:value-type="float">
            <text:p>154.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4456" calcext:value-type="float">
            <text:p>154.5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4456" calcext:value-type="float">
            <text:p>154.5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4456" calcext:value-type="float">
            <text:p>154.5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1032" calcext:value-type="float">
            <text:p>154.5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1408" calcext:value-type="float">
            <text:p>154.5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4456" calcext:value-type="float">
            <text:p>154.5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0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1032" calcext:value-type="float">
            <text:p>154.5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2744" calcext:value-type="float">
            <text:p>154.5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7984" calcext:value-type="float">
            <text:p>154.5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1032" calcext:value-type="float">
            <text:p>154.5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1032" calcext:value-type="float">
            <text:p>154.5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4936" calcext:value-type="float">
            <text:p>154.5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884" calcext:value-type="float">
            <text:p>154.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9696" calcext:value-type="float">
            <text:p>154.5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4456" calcext:value-type="float">
            <text:p>154.5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1408" calcext:value-type="float">
            <text:p>154.5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4832" calcext:value-type="float">
            <text:p>154.4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1784" calcext:value-type="float">
            <text:p>154.4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4832" calcext:value-type="float">
            <text:p>154.4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4832" calcext:value-type="float">
            <text:p>154.4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4832" calcext:value-type="float">
            <text:p>154.4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1784" calcext:value-type="float">
            <text:p>154.4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264" calcext:value-type="float">
            <text:p>154.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1784" calcext:value-type="float">
            <text:p>154.4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8736" calcext:value-type="float">
            <text:p>154.4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5688" calcext:value-type="float">
            <text:p>154.4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312" calcext:value-type="float">
            <text:p>154.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6168" calcext:value-type="float">
            <text:p>154.5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4456" calcext:value-type="float">
            <text:p>154.5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7504" calcext:value-type="float">
            <text:p>154.5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9216" calcext:value-type="float">
            <text:p>154.5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4456" calcext:value-type="float">
            <text:p>154.5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1408" calcext:value-type="float">
            <text:p>154.5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2264" calcext:value-type="float">
            <text:p>154.5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3976" calcext:value-type="float">
            <text:p>154.4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312" calcext:value-type="float">
            <text:p>154.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00072" calcext:value-type="float">
            <text:p>154.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24 0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2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09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1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23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05 0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25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27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05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0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04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1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29 0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09-2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06-14 0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8-02-28 0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7-12-06 0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7-09-07 0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7-06-02 0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7-01-25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6-11-2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6-10-03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6-07-07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6-05-10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6-04-05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6-02-1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6-01-1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5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5-10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5-09-1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5-07-2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5-05-1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5-04-0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5-02-18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5-01-13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4-11-10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4-10-0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4-08-14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4-05-1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4-04-03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4-02-14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3-10-18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3-08-20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3-07-01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3-05-2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3-04-01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3-02-20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3-01-07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2-11-1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2-10-0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2-08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2-08-14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2-07-02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2-05-08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2-04-0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2-02-14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2-01-04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1-11-21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1-10-0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1-08-16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1-07-01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1-05-16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1-04-02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1-02-15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1-01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0-11-16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0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0-08-11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0-07-01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0-05-13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0-04-01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0-02-19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10-01-06 0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9-11-10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9-10-01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9-08-11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9-07-0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9-05-14 0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9-04-01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9-02-17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9-01-0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8-11-18 0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8-10-0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8-08-2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8-07-01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8-05-14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8-04-01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8-02-14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8-01-07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7-11-14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7-10-02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7-08-1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7-07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7-05-16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7-04-02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7-02-17 0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7-01-10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6-11-1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6-10-0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6-08-1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6-07-05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6-05-1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6-04-0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6-02-1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6-01-06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11-1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10-03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8-15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1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1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30 0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10 0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08 0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1-17 0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1-16 0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0-02 0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10-01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07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6-18 0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5-27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4-0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2-1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4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3-11-14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3-10-03 0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3-08-1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3-07-10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3-05-14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3-03-3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3-02-1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3-01-08 0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2-11-19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2-10-02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2-08-21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2-07-03 0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2-05-15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2-04-03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2-02-22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1-12-05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1-10-16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1-08-21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1-07-0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1-05-15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1-04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1-03-0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1-01-09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0-12-0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0-10-03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0-08-24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0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0-05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0-04-0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0-02-24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2000-01-0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9-11-2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9-10-0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9-08-2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9-07-0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9-05-1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9-03-30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9-03-09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9-01-05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8-12-0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8-08-2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8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8-05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8-04-0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8-02-24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8-01-0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7-11-2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7-10-0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7-08-2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7-08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7-06-3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7-05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7-04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7-02-2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7-0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6-11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6-10-0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6-08-26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6-05-28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6-04-0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6-03-0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6-01-1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5-10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5-08-24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5-07-1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5-05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5-01-1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4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4-08-1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4-06-2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4-05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4-03-17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4-01-2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3-12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3-11-0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3-08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3-07-0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3-05-1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3-04-0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3-02-1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2-12-29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2-11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2-09-1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2-08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2-06-2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2-04-2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2-02-2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2-01-3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1-12-0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1-10-1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1-09-07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1-07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1-05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1-04-1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1-03-0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1-01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0-12-1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0-10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0-08-22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0-06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0-05-3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0-04-2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0-03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90-01-3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9-11-28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9-10-3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9-08-2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9-07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9-05-2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9-05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9-03-0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9-01-1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8-12-1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8-10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8-09-1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8-07-2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8-05-2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8-04-1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8-02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8-01-1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7-10-1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7-08-28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7-07-1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7-05-2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7-04-1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7-02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7-01-16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6-11-2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6-10-1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6-08-1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6-07-0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6-05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6-04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6-02-2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6-01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5-11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5-10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5-09-1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5-08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5-07-0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5-05-2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5-04-0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5-02-2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5-01-1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11-2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10-1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8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7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5-2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4-1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2-2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1-1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2-07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0-1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8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154156303801</text:p>
          </table:table-cell>
          <table:table-cell office:value-type="string" calcext:value-type="string">
            <text:p>6-5130-02 Waikapu 2, Maui, HI</text:p>
          </table:table-cell>
          <table:table-cell office:value-type="string" calcext:value-type="string">
            <text:p>197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540" meta:object-count="0"/>
    <meta:user-defined meta:name="AppVersion">3.0</meta:user-defined>
  </office:meta>
</office:document-meta>
</file>